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7b6" officeooo:paragraph-rsid="001fe7b6"/>
    </style:style>
    <style:style style:name="P2" style:family="paragraph" style:parent-style-name="Standard">
      <style:text-properties officeooo:rsid="0020ed0e" officeooo:paragraph-rsid="0020ed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ER</text:p>
      <text:p text:style-name="P1"/>
      <text:p text:style-name="P1">Cryptomonnaies sans blockchain</text:p>
      <text:p text:style-name="P1"/>
      <text:p text:style-name="P1">1. Le problème</text:p>
      <text:p text:style-name="P1">2. Les solutions envisagées</text:p>
      <text:p text:style-name="P1">3. La solution choisie</text:p>
      <text:p text:style-name="P1"/>
      <text:p text:style-name="P1"/>
      <text:p text:style-name="P1">1.</text:p>
      <text:p text:style-name="P1">Faire un système de transactions monétaires type bitcoin, mais sans la blockchain.</text:p>
      <text:p text:style-name="P1">Pour se faire, on réalise une abstraction du problème pour trouver un algorithme plus général qui offre des garanties suffisantes mais le moins possible superflues.</text:p>
      <text:p text:style-name="P1"/>
      <text:p text:style-name="P1">2.</text:p>
      <text:p text:style-name="P2">Chaque client possède des pièces, chacune ayant une liste des notaires qui ont validé la transaction précédente.</text:p>
      <text:p text:style-name="P1"/>
      <text:p text:style-name="P1"/>
      <text:p text:style-name="P1"/>
      <text:p text:style-name="P1">Initialement :</text:p>
      <text:p text:style-name="P1">On considère que l’on possède un nombre fini de pièces, chacune ayant la même valeur.</text:p>
      <text:p text:style-name="P1">Chaque notaire stocke un tableau bi-dimensionnel de taille (nombre de notaires) x (nombre de pièces).</text:p>
      <text:p text:style-name="P1"/>
      <text:p text:style-name="P1">Amélioration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04:19.365133165</meta:creation-date>
    <dc:date>2019-04-05T11:37:22.475123563</dc:date>
    <meta:editing-duration>PT1M3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6" meta:character-count="680" meta:non-whitespace-character-count="588"/>
  </office:meta>
</office:document-meta>
</file>